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7096" calcext:value-type="float">
            <text:p>41.97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5384" calcext:value-type="float">
            <text:p>42.15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20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19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18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8912" calcext:value-type="float">
            <text:p>42.48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17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16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1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1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1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3088" calcext:value-type="float">
            <text:p>41.3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1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10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4528" calcext:value-type="float">
            <text:p>41.4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09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87952" calcext:value-type="float">
            <text:p>41.8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09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6136" calcext:value-type="float">
            <text:p>41.3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08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7472" calcext:value-type="float">
            <text:p>41.5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07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6052" calcext:value-type="float">
            <text:p>41.6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06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1376" calcext:value-type="float">
            <text:p>41.51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0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54424" calcext:value-type="float">
            <text:p>41.5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0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3944" calcext:value-type="float">
            <text:p>41.2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0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5656" calcext:value-type="float">
            <text:p>41.0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0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6992" calcext:value-type="float">
            <text:p>41.2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-173224</text:p>
          </table:table-cell>
          <table:table-cell office:value-type="string" calcext:value-type="string">
            <text:p>2N 13W 12AB:30405</text:p>
          </table:table-cell>
          <table:table-cell office:value-type="string" calcext:value-type="string">
            <text:p>200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29456" calcext:value-type="float">
            <text:p>40.2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92" meta:object-count="0"/>
    <meta:user-defined meta:name="AppVersion">3.0</meta:user-defined>
  </office:meta>
</office:document-meta>
</file>